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12203"/>
    </style:style>
    <style:style style:name="P2" style:family="paragraph" style:parent-style-name="Standard" style:master-page-name="Standard">
      <style:paragraph-properties style:page-number="auto"/>
      <style:text-properties officeooo:rsid="00028ff6" officeooo:paragraph-rsid="00028ff6"/>
    </style:style>
    <style:style style:name="P3" style:family="paragraph" style:parent-style-name="Standard">
      <style:text-properties officeooo:rsid="00012203" officeooo:paragraph-rsid="00012203"/>
    </style:style>
    <style:style style:name="T1" style:family="text">
      <style:text-properties officeooo:rsid="00012203"/>
    </style:style>
    <style:style style:name="T2" style:family="text">
      <style:text-properties officeooo:rsid="00015670"/>
    </style:style>
    <style:style style:name="T3" style:family="text">
      <style:text-properties officeooo:rsid="000365e7"/>
    </style:style>
    <style:style style:name="T4" style:family="text">
      <style:text-properties officeooo:rsid="00053474"/>
    </style:style>
    <style:style style:name="T5" style:family="text">
      <style:text-properties officeooo:rsid="000622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adanie F: Farał</text:p>
      <text:p text:style-name="P1"><text:span text:style-name="T1">W Bajtocji zbliża się XXVI maraton. Rafał bardzo lubi biegać i chciałby wziąć udział w maratonie, lecz ze względu na zbyt małe umiejętności oraz zbyt duż</text:span><text:span text:style-name="T4">ą</text:span><text:span text:style-name="T1"> </text:span><text:span text:style-name="T4">masę</text:span><text:span text:style-name="T1">, nie jest w stanie przebiec go w całej długości. Pomimo to, Rafał nie odpuszcza i przygotował sobie program treningowy, który zawiera n odcinków o różnym stopniu trudności do pokonania. Rafał ma wytrzymałość X. Każdego dnia przebiega odcinki w ustalonej kolejności,a na każdym odcinku jego wytrzymałość zmniejsza się o poziom trudności odcinka. Rafał kończy trening, gdy odcinek który go czeka ma większą trudność niż </text:span><text:span text:style-name="T5">Rafał</text:span><text:span text:style-name="T1"> wytrzymałość. Wówczas przyjeżdża po niego Adam i zabiera go do domu. W rezultacie, poziom trudności każdego odcinka, który przebiegł Rafał danego dnia zmniejsza się o 1 </text:span><text:span text:style-name="T2">oraz</text:span><text:span text:style-name="T1"> </text:span><text:span text:style-name="T2">jednocześnie</text:span><text:span text:style-name="T1"> wytrzymałość Rafała zwiększa się o liczbę odcinków, którą przebiegł danego dnia. Rafał chciałby wiedzieć, którego dnia będzie w stanie pokonać każdy odcinek aby mógł z większą pewnością wystartować w maratonie. Ponieważ Rafał w tej chwili biega, ty napiszesz program, który obliczy, którego dnia Rafał przebiegnie wszystkie odcinki. </text:span><text:span text:style-name="T3">J</text:span><text:span text:style-name="T1">eżeli trudność odcinka spadnie poniżej 0, staje się on dla Rafała tak prosty, że zwiększa na tym odcinku swoją wytrzymałość.</text:span></text:p>
      <text:p text:style-name="P3">Wejście</text:p>
      <text:p text:style-name="P3">W pierwszymwierszu liczba naturalna n (1&lt;=n&lt;=10^5) oraz liczba X (1&lt;=X&lt;=10^9) oznaczające kolejno liczbę odcinków do pokonania oraz początkową wytrzymałość Rafała.<text:line-break/>Kolejny wiersz zawiera n liczb całkowitych a (0&lt;=a&lt;=10^9) oznaczające trudności kolejnych odcinków, które Rafał będzie pokonywał.</text:p>
      <text:p text:style-name="P3">Wyjście</text:p>
      <text:p text:style-name="P3">Jedna liczba całkowita T, oznaczająca dzień, którego Rafał przebiegnie wszystkie odcinki <text:span text:style-name="T3">lub słowo NIE w przypadku gdy nie da się ukończyć programu treningowego</text:span>. Rafał zaczyna dnia nr 1.</text:p>
      <text:p text:style-name="P3">Przykład:</text:p>
      <text:p text:style-name="P3">In:<text:line-break/>4 6<text:line-break/>4 4 3 2</text:p>
      <text:p text:style-name="P3">Out<text:line-break/>4</text:p>
      <text:p text:style-name="P3">Wyjaśnienie do przykładu:<text:line-break/>Pierwszego dnia Rafał pokonuje pierwszy odcinek, jego wytrzymałość wzrasta do 7, a trudność odcinków wyniosą kolejno: 3 4 3 2.<text:line-break/>Drugiego dnia pokonuje 2 odcinki, wytrzymałość wzrasta do 9, a trudności odcinków wynoszą kolejno: 2 3 3 2.<text:line-break/>Trzeciego dnia Rafał pokona 3 odcinki, wytrzymałość wzrośnie do 12, a trudności odcinków wyniosą kolejno: 1 2 2 2.<text:line-break/>Czwartego dnia Rafałowi starczy wytrzymałości aby pokonać wszystkie odcinki.</text:p>
      <text:p text:style-name="P3"><text:soft-page-break/></text:p>
      <text:p text:style-name="P3"><text:lin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</meta:initial-creator>
    <meta:editing-cycles>14</meta:editing-cycles>
    <meta:creation-date>2013-05-31T11:08:00</meta:creation-date>
    <dc:date>2013-06-02T11:26:59</dc:date>
    <meta:editing-duration>PT1H10M25S</meta:editing-duration>
    <meta:generator>LibreOffice/3.6$Linux_x86 LibreOffice_project/360m1$Build-2</meta:generator>
    <meta:document-statistic meta:table-count="0" meta:image-count="0" meta:object-count="0" meta:page-count="2" meta:paragraph-count="11" meta:word-count="334" meta:character-count="2220" meta:non-whitespace-character-count="18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